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VersionMatcher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ternVersionMatcher.addMatch( Match 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VersionMatcher.isDynamic( ModuleRevisionId askedM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ternVersionMatcher.accept( ModuleRevisionId askedMrid , ModuleRevisionId foundMr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